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T Sans" svg:font-family="'PT Sans', sans-serif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66d6" officeooo:paragraph-rsid="000866d6"/>
    </style:style>
    <style:style style:name="P2" style:family="paragraph" style:parent-style-name="Standard">
      <style:text-properties officeooo:rsid="000866d6" officeooo:paragraph-rsid="0009a15b"/>
    </style:style>
    <style:style style:name="P3" style:family="paragraph" style:parent-style-name="Standard">
      <style:text-properties officeooo:paragraph-rsid="0009a15b"/>
    </style:style>
    <style:style style:name="P4" style:family="paragraph" style:parent-style-name="Standard">
      <style:text-properties officeooo:rsid="0009a15b" officeooo:paragraph-rsid="0009a15b"/>
    </style:style>
    <style:style style:name="P5" style:family="paragraph" style:parent-style-name="Standard">
      <style:text-properties officeooo:rsid="0009a15b" officeooo:paragraph-rsid="000c2ad0"/>
    </style:style>
    <style:style style:name="P6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rsid="000a1cc3" officeooo:paragraph-rsid="000a1cc3" style:font-size-asian="24pt" style:font-weight-asian="bold" style:font-size-complex="24pt" style:font-weight-complex="bold"/>
    </style:style>
    <style:style style:name="P8" style:family="paragraph" style:parent-style-name="Standard">
      <style:text-properties officeooo:rsid="000a1cc3" officeooo:paragraph-rsid="000a1cc3"/>
    </style:style>
    <style:style style:name="P9" style:family="paragraph" style:parent-style-name="Standard" style:list-style-name="L3">
      <style:text-properties officeooo:rsid="000a1cc3" officeooo:paragraph-rsid="000a1cc3"/>
    </style:style>
    <style:style style:name="P10" style:family="paragraph" style:parent-style-name="Standard" style:list-style-name="L4">
      <style:text-properties officeooo:rsid="000a1cc3" officeooo:paragraph-rsid="000a1cc3"/>
    </style:style>
    <style:style style:name="P11" style:family="paragraph" style:parent-style-name="Standard" style:list-style-name="L4">
      <style:text-properties officeooo:rsid="000badd6" officeooo:paragraph-rsid="000badd6"/>
    </style:style>
    <style:style style:name="P12" style:family="paragraph" style:parent-style-name="Title">
      <style:text-properties fo:font-size="36pt" fo:font-weight="bold" style:font-size-asian="36pt" style:font-weight-asian="bold" style:font-size-complex="36pt" style:font-weight-complex="bold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a1cc3"/>
    </style:style>
    <style:style style:name="T3" style:family="text">
      <style:text-properties officeooo:rsid="000badd6"/>
    </style:style>
    <style:style style:name="T4" style:family="text">
      <style:text-properties officeooo:rsid="000c2ad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v</text:span>osc6502</text:p>
      <text:p text:style-name="Subtitle">A virtual old style computer with a 6502 processor</text:p>
      <text:p text:style-name="P1"/>
      <text:p text:style-name="P6"><text:bookmark-start text:name="__RefHeading___Toc107_3396699951"/><text:span text:style-name="T2">C</text:span>aractéristiques <text:span text:style-name="T2">de l’émulateur vosc6502</text:span><text:bookmark-end text:name="__RefHeading___Toc107_3396699951"/></text:p>
      <text:list xml:id="list3802094071" text:style-name="L3">
        <text:list-item>
          <text:p text:style-name="P9">Ram customizable en taille</text:p>
        </text:list-item>
        <text:list-item>
          <text:p text:style-name="P9">Rom customisable en taille</text:p>
        </text:list-item>
        <text:list-item>
          <text:p text:style-name="P9">Entrées-sorties émulées </text:p>
        </text:list-item>
      </text:list>
      <text:p text:style-name="P3"/>
      <text:p text:style-name="P7"><text:bookmark-start text:name="__RefHeading___Toc109_3396699951"/>Caractéristiques du déboggueur<text:bookmark-end text:name="__RefHeading___Toc109_3396699951"/></text:p>
      <text:list xml:id="list557761022" text:style-name="L4">
        <text:list-item>
          <text:p text:style-name="P10">Editi<text:span text:style-name="T3">o</text:span>n de tous les registres et flags d’état</text:p>
        </text:list-item>
        <text:list-item>
          <text:p text:style-name="P10">Mode pas par pas</text:p>
        </text:list-item>
        <text:list-item>
          <text:p text:style-name="P10">Mode run avec points d’a<text:span text:style-name="T3">rrêt illimités</text:span></text:p>
        </text:list-item>
        <text:list-item>
          <text:p text:style-name="P11">Désassemblage</text:p>
        </text:list-item>
        <text:list-item>
          <text:p text:style-name="P11">Visualisation de la mémoire</text:p>
        </text:list-item>
        <text:list-item>
          <text:p text:style-name="P11">Recherche de patterns dans la mémoire</text:p>
        </text:list-item>
      </text:list>
      <text:p text:style-name="P4"/>
      <text:p text:style-name="P5"><text:tab/><text:span text:style-name="T3">J’ai découvert fake6502, une excellente émulation du processeur 6502 de </text:span><text:s/>MOS Technology, <text:span text:style-name="T3">Mike Chambers en est l’auteur, Le code source est un</text:span> <text:span text:style-name="T3">fichier C </text:span><text:span text:style-name="T1">all in one.</text:span><text:span text:style-name="T3"> Il est assez facile (puisque j’y suis arrivé) de l’entourer d’une RAM, d’une ROM et de quelques entrées sorties.</text:span></text:p>
      <text:p text:style-name="P4"/>
      <text:p text:style-name="P4"><text:tab/><text:span text:style-name="T3">Pour deboguer tout ce petit monde, il fallait du code, fatalement. En rajoutant au fur et à mesures de petits bouts à droite et à gauche, j’en suis arrivé à la présente application qui m’a suffit pour charger de petites applications en assembleur et en C dans vosc (je ne rajoute plus 6502, ça deviendrait lourd), les faire tourner puis les déboggeur.</text:span></text:p>
      <text:p text:style-name="P4"/>
      <text:p text:style-name="P4"><text:tab/><text:span text:style-name="T4">Le système émulant RAM et ROM, on peut écrire par exemple une application <text:s/>autonome en ROM, Un sytème en ROM et les apllications qui l’utilisent en RAM.</text:span></text:p>
      <text:p text:style-name="P4"/>
      <text:p text:style-name="P4"><text:tab/><text:span text:style-name="T4">Les entrées-sorties sont celles du PC hôte, mais si vosc tourne sur une Rapsberry Pi, on peut écrire assez facilement un driver pour profiter de ses gpios et autres.</text:span>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Table of Contents</text:p>
          </text:index-title>
          <text:p text:style-name="P15"><text:a xlink:type="simple" xlink:href="#__RefHeading___Toc107_3396699951" text:style-name="Index_20_Link" text:visited-style-name="Index_20_Link">Features:<text:tab/>1</text:a></text:p>
          <text:p text:style-name="P15"><text:a xlink:type="simple" xlink:href="#__RefHeading___Toc109_3396699951" text:style-name="Index_20_Link" text:visited-style-name="Index_20_Link">Debugger features:<text:tab/>1</text:a></text:p>
        </text:index-body>
      </text:table-of-content>
      <text:p text:style-name="P2"/>
      <text:h text:style-name="P13" text:outline-level="1">Overview</text:h>
      <text:p text:style-name="P8"><text:tab/>A computer is 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T Sans" svg:font-family="'PT Sans', sans-serif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8T18:31:46.432621469</meta:creation-date>
    <dc:date>2020-08-08T20:16:41.798075544</dc:date>
    <meta:editing-duration>PT21M18S</meta:editing-duration>
    <meta:editing-cycles>3</meta:editing-cycles>
    <meta:generator>LibreOffice/6.1.5.2$Linux_ARM_EABI LibreOffice_project/10$Build-2</meta:generator>
    <meta:document-statistic meta:table-count="0" meta:image-count="0" meta:object-count="0" meta:page-count="3" meta:paragraph-count="22" meta:word-count="242" meta:character-count="1410" meta:non-whitespace-character-count="1190"/>
  </office:meta>
</office:document-meta>
</file>